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20-08-20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20-07-21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20-06-18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20-05-19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20-04-20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20-03-23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20-02-25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20-01-21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9-12-17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9-11-25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9-10-22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9-09-25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9-08-21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9-07-19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9-06-20 15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9-05-2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9-04-18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9-03-14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9-02-14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9-01-28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8-12-18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8-11-19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8-10-15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8-09-25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8-08-20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8-07-23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8-06-21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8-05-21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8-04-23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8-03-12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8-02-13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8-01-18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7-12-20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7-11-21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7-10-13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7-09-18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7-08-21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7-07-20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7-06-20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7-05-15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7-04-17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7-03-29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7-02-28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7-01-17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6-12-12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6-11-22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6-10-11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6-09-21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6-08-15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6-07-21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6-06-20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6-05-18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6-04-18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6-03-16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6-02-16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6-01-25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5-12-21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5-11-23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5-10-13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5-09-14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5-08-12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5-07-20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5-06-15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5-05-19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5-04-27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5-03-18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5-02-23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5-01-21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4-12-22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4-11-10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4-10-14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4-09-08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4-08-11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4-07-14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4-06-1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4-05-14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4-04-16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4-03-12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4-02-19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4-01-21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3-12-09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3-11-18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3-10-14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3-09-16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3-08-12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3-07-22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3-05-06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3-04-02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3-01-14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2-12-12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2-11-1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2-10-23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2-08-0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2-07-09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2-06-11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2-05-17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2-04-23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2-03-20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2-01-22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2-01-18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1-12-16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1-11-16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1-10-13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1-09-14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1-08-23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1-07-27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1-06-21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1-05-20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1-04-19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1-03-15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1-02-08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1-01-2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0-11-09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0-08-04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53121102502</text:p>
          </table:table-cell>
          <table:table-cell office:value-type="string" calcext:value-type="string">
            <text:p>2010-05-20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1" meta:object-count="0"/>
    <meta:user-defined meta:name="AppVersion">3.0</meta:user-defined>
  </office:meta>
</office:document-meta>
</file>